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Yerr</text:p>
          </table:table-cell>
          <table:table-cell table:number-columns-repeated="3"/>
        </table:table-row>
        <table:table-row table:style-name="ro1">
          <table:table-cell office:value-type="float" office:value="29.0166666666667" calcext:value-type="float">
            <text:p>29.0166666666667</text:p>
          </table:table-cell>
          <table:table-cell office:value-type="float" office:value="2.79666666666667" calcext:value-type="float">
            <text:p>2.79666666666667</text:p>
          </table:table-cell>
          <table:table-cell office:value-type="float" office:value="0.0408248290463869" calcext:value-type="float">
            <text:p>0.0408248290463869</text:p>
          </table:table-cell>
          <table:table-cell office:value-type="float" office:value="0.00577350269189614" calcext:value-type="float">
            <text:p>0.00577350269189614</text:p>
          </table:table-cell>
          <table:table-cell table:number-columns-repeated="3"/>
        </table:table-row>
        <table:table-row table:style-name="ro1">
          <table:table-cell office:value-type="float" office:value="26.0166666666667" calcext:value-type="float">
            <text:p>26.0166666666667</text:p>
          </table:table-cell>
          <table:table-cell office:value-type="float" office:value="2.28" calcext:value-type="float">
            <text:p>2.28</text:p>
          </table:table-cell>
          <table:table-cell office:value-type="float" office:value="0.0752772652709092" calcext:value-type="float">
            <text:p>0.0752772652709092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7" calcext:value-type="float">
            <text:p>1.77</text:p>
          </table:table-cell>
          <table:table-cell office:value-type="float" office:value="0.01" calcext:value-type="float">
            <text:p>0.01</text:p>
          </table:table-cell>
          <table:table-cell office:value-type="float" office:value="2.71947991102104E-016" calcext:value-type="float">
            <text:p>2.71947991102104E-16</text:p>
          </table:table-cell>
          <table:table-cell table:number-columns-repeated="3"/>
        </table:table-row>
        <table:table-row table:style-name="ro1">
          <table:table-cell office:value-type="float" office:value="20.0166666666667" calcext:value-type="float">
            <text:p>20.0166666666667</text:p>
          </table:table-cell>
          <table:table-cell office:value-type="float" office:value="1.34" calcext:value-type="float">
            <text:p>1.34</text:p>
          </table:table-cell>
          <table:table-cell office:value-type="float" office:value="0.0408248290463869" calcext:value-type="float">
            <text:p>0.0408248290463869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0.97" calcext:value-type="float">
            <text:p>0.97</text:p>
          </table:table-cell>
          <table:table-cell office:value-type="float" office:value="0.0408248290463869" calcext:value-type="float">
            <text:p>0.0408248290463869</text:p>
          </table:table-cell>
          <table:table-cell office:value-type="float" office:value="1.35973995551052E-016" calcext:value-type="float">
            <text:p>1.35973995551052E-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" calcext:value-type="float">
            <text:p>0.66</text:p>
          </table:table-cell>
          <table:table-cell office:value-type="float" office:value="0.0632455532033674" calcext:value-type="float">
            <text:p>0.0632455532033674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6.79869977755259E-017" calcext:value-type="float">
            <text:p>6.79869977755259E-17</text:p>
          </table:table-cell>
          <table:table-cell table:number-columns-repeated="3"/>
        </table:table-row>
        <table:table-row table:style-name="ro1">
          <table:table-cell office:value-type="float" office:value="7.98333333333333" calcext:value-type="float">
            <text:p>7.98333333333333</text:p>
          </table:table-cell>
          <table:table-cell office:value-type="float" office:value="0.21" calcext:value-type="float">
            <text:p>0.21</text:p>
          </table:table-cell>
          <table:table-cell office:value-type="float" office:value="0.0408248290463862" calcext:value-type="float">
            <text:p>0.0408248290463862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1:57:50.370933018</meta:creation-date>
    <dc:date>2024-10-14T12:05:36.791139097</dc:date>
    <meta:editing-duration>PT3M28S</meta:editing-duration>
    <meta:editing-cycles>3</meta:editing-cycles>
    <meta:generator>LibreOffice/7.3.7.2$Linux_X86_64 LibreOffice_project/30$Build-2</meta:generator>
    <meta:document-statistic meta:table-count="1" meta:cell-count="44" meta:object-count="0"/>
  </office:meta>
</office:document-meta>
</file>